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4" calcext:value-type="float">
            <text:p>434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5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84.0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84.0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84.0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84.0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484.0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48:59.1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0S</meta:editing-duration>
    <meta:editing-cycles>6</meta:editing-cycles>
    <meta:generator>LibreOffice/5.1.3.2$Windows_x86 LibreOffice_project/644e4637d1d8544fd9f56425bd6cec110e49301b</meta:generator>
    <dc:date>2016-12-20T02:49:03.466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